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, Helvetica, sans-serif"/>
    <style:font-face style:name="Times New Roman1" svg:font-family="'Times New Roman'"/>
    <style:font-face style:name="Verdana" svg:font-family="Verdana, Arial, Helvetica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Verdana" fo:font-size="13.5pt" fo:letter-spacing="normal" fo:font-style="normal" fo:font-weight="bold"/>
    </style:style>
    <style:style style:name="P2" style:family="paragraph" style:parent-style-name="Heading_20_2" style:list-style-name="">
      <style:paragraph-properties style:line-height-at-least="0.1457in" fo:text-align="start" style:justify-single-word="false" fo:orphans="2" fo:widows="2"/>
      <style:text-properties fo:font-variant="normal" fo:text-transform="none" fo:color="#000000" style:font-name="Verdana" fo:font-size="13.5pt" fo:letter-spacing="normal" fo:font-style="normal" fo:font-weight="bold"/>
    </style:style>
    <style:style style:name="P3" style:family="paragraph" style:parent-style-name="Heading_20_2">
      <style:paragraph-properties fo:margin-left="0in" fo:margin-right="0in" fo:margin-top="0in" fo:margin-bottom="0.0835in" style:line-height-at-least="0.145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3.5pt" fo:letter-spacing="normal" fo:font-style="normal" fo:font-weight="bold"/>
    </style:style>
    <style:style style:name="P4" style:family="paragraph" style:parent-style-name="Heading_20_2">
      <style:paragraph-properties fo:margin-left="0in" fo:margin-right="0in" fo:margin-top="0in" fo:margin-bottom="0in" style:line-height-at-least="0.145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3.5pt" fo:letter-spacing="normal" fo:font-style="normal" style:text-underline-style="solid" style:text-underline-width="auto" style:text-underline-color="font-color" fo:font-weight="bold"/>
    </style:style>
    <style:style style:name="P5" style:family="paragraph" style:parent-style-name="Standard" style:list-style-name="">
      <style:paragraph-properties style:line-height-at-least="0.1457in" fo:text-align="start" style:justify-single-word="false" fo:orphans="2" fo:widows="2"/>
    </style:style>
    <style:style style:name="P6" style:family="paragraph" style:parent-style-name="Standard">
      <style:paragraph-properties fo:margin-left="0in" fo:margin-right="0in" fo:margin-top="0in" fo:margin-bottom="0.1965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9pt" fo:letter-spacing="normal" fo:font-style="normal" fo:font-weight="normal"/>
    </style:style>
    <style:style style:name="P7" style:family="paragraph" style:parent-style-name="Text_20_body" style:list-style-name="">
      <style:paragraph-properties style:line-height-at-least="0.1457in" fo:text-align="start" style:justify-single-word="false"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8" style:family="paragraph" style:parent-style-name="Text_20_body" style:list-style-name="">
      <style:paragraph-properties style:line-height-at-least="0.1457in" fo:text-align="start" style:justify-single-word="false" fo:orphans="2" fo:widows="2"/>
    </style:style>
    <style:style style:name="P9" style:family="paragraph" style:parent-style-name="Text_20_body" style:list-style-name="">
      <style:paragraph-properties fo:margin-left="0in" fo:margin-right="0in" fo:margin-top="0in" fo:margin-bottom="0.0835in" style:line-height-at-least="0.145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3" style:family="text">
      <style:text-properties style:font-name="Arial1" fo:font-size="9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Logo Integration</text:h>
      <text:p text:style-name="P7">Your company logo can easily be added to your job board via the easy to use admin. <text:line-break/></text:p>
      <text:h text:style-name="P3" text:outline-level="2">Job Board can be setup for any country</text:h>
      <text:p text:style-name="P7">Our software can be setup for any country simply by changing the locations from admin. <text:line-break/></text:p>
      <text:h text:style-name="P3" text:outline-level="2">Accept Payments online</text:h>
      <text:p text:style-name="P7"><text:span text:style-name="T1">Payment per job</text:span><text:line-break/>Charge a fee per job listing that is added<text:line-break/><text:line-break/><text:span text:style-name="T1">Unlimited Listings per month</text:span><text:line-break/>Set a price for unlimited listings for a certain duration.<text:line-break/><text:line-break/><text:span text:style-name="T1">Job Credits</text:span><text:line-break/>Recruiters purchase job credits in packs. Job packs can be created in admin. Packs can range from 1 job credit to 100 job credits. 1 job credit is equal to 1 job listing. Payments can also be turned off and set to free.<text:line-break/><text:line-break/><text:span text:style-name="T1">Recruiter / Jobseeker sign up</text:span><text:line-break/>Payments can also be accepted for jobseeker and employer sign ups.<text:line-break/><text:line-break/><text:span text:style-name="T1">CV Search</text:span><text:line-break/>Charge Recruiters to browse the CV database<text:line-break/><text:line-break/><text:span text:style-name="T1">Advertising</text:span><text:line-break/>Charge Advertisers to display there banner on your job board. <text:line-break/></text:p>
      <text:h text:style-name="P3" text:outline-level="2">Set Duration of Job Listings</text:h>
      <text:p text:style-name="P7">The duration of job listings can be edited from the admin section. <text:line-break/></text:p>
      <text:h text:style-name="P3" text:outline-level="2">Edit styles and templates</text:h>
      <text:p text:style-name="P7">You can edit all aspects of the job script software, from the layout to the fonts and colours <text:line-break/></text:p>
      <text:h text:style-name="P3" text:outline-level="2">Simple to install</text:h>
      <text:p text:style-name="P7">Our script is very simple to install using our step by step installation process., Your job board can be ready in 15 minutes.<text:line-break/><text:line-break/><text:span text:style-name="T1">We also offer free installation with your software</text:span> <text:line-break/></text:p>
      <text:h text:style-name="P3" text:outline-level="2">Site controlled via easy to use admin</text:h>
      <text:p text:style-name="P9"/>
      <text:p text:style-name="P6">Every part of the site is controlled via the backend and is easy to edit. The job board can be run from any computer with internet access <text:line-break/></text:p>
      <text:h text:style-name="P3" text:outline-level="2">Add/ Remove Categories, Locations, Salary Types, Job Types</text:h>
      <text:p text:style-name="P7">All Categories, Locations, Salary Types, Job Types can be edited from our admin section. Allowing you to setup your job board to your exact spec. <text:line-break/></text:p>
      <text:h text:style-name="P3" text:outline-level="2"><text:soft-page-break/>Easy to use Modules</text:h>
      <text:p text:style-name="P7">There are 7 modules in our software that can be edited<text:line-break/><text:line-break/>Quick Search<text:line-break/>Recruiter Logos<text:line-break/>Latest Jobs<text:line-break/>Featured Job<text:line-break/>Description of job board<text:line-break/>Main Page Locations<text:line-break/>Main Page Categories <text:line-break/></text:p>
      <text:h text:style-name="P3" text:outline-level="2">Job Credit System</text:h>
      <text:p text:style-name="P7">Recruiters purchase job credits in packs. Job packs can be created in admin. Packs can range from 1 job credit to 100 job credits. 1 job credit is equal to 1 job listing. <text:line-break/></text:p>
      <text:h text:style-name="P3" text:outline-level="2">Cross Browser Support</text:h>
      <text:p text:style-name="P7">Our job board software is designed to work in all the latest internet browsers. <text:line-break/></text:p>
      <text:h text:style-name="P3" text:outline-level="2">Charge Jobseeker's / Recruiter's to join</text:h>
      <text:p text:style-name="P7">Jobseekers and Employers can be charged to become a member of the job board. <text:line-break/></text:p>
      <text:h text:style-name="P3" text:outline-level="2">XML Feeds</text:h>
      <text:p text:style-name="P7">Add your jobs to other websites and feed readers via XML. <text:line-break/></text:p>
      <text:h text:style-name="P3" text:outline-level="2">Job Of The Week</text:h>
      <text:p text:style-name="P7">If there is a important job that you want jobseekers to see first. Then a job of the week can be added to the front page <text:line-break/></text:p>
      <text:h text:style-name="P3" text:outline-level="2">Featured Jobs</text:h>
      <text:p text:style-name="P7">Featured jobs can be added from admin. These jobs are on every page in the left or right hand nav bar. <text:line-break/></text:p>
      <text:h text:style-name="P3" text:outline-level="2">No Programming Knowledge needed</text:h>
      <text:p text:style-name="P8"><text:span text:style-name="T2">To use the job bob boad software requires no programming knowledge. All aspects of the job board are controlled via the easy to use admin </text:span></text:p>
      <text:p text:style-name="P8"><text:span text:style-name="T2"/></text:p>
      <text:p text:style-name="P5"><text:span text:style-name="T2"/></text:p>
      <text:h text:style-name="P4" text:outline-level="2">Recruiters Features</text:h>
      <text:p text:style-name="P8"/>
      <text:h text:style-name="P3" text:outline-level="2">Add Job Listings</text:h>
      <text:p text:style-name="P7">Recruiters can add unlimited job listings to the job board. The following fields are available to add - Job Title - Job Description - Salary - Location - Category - Job Type <text:line-break/></text:p>
      <text:h text:style-name="P3" text:outline-level="2">Browse jobseeker CV's</text:h>
      <text:p text:style-name="P7">Jobseeker CV's can be searched but only where the jobseeker has set there CV to public. <text:line-break/></text:p>
      <text:h text:style-name="P3" text:outline-level="2"><text:soft-page-break/>Upload a recruiter logo</text:h>
      <text:p text:style-name="P7">Recruiters can upload there company logo to displat on there job listings and search results. <text:line-break/></text:p>
      <text:h text:style-name="P3" text:outline-level="2">Save CV's to your account</text:h>
      <text:p text:style-name="P7">Jobseeker CV's can be saved to your account for future reference <text:line-break/></text:p>
      <text:h text:style-name="P3" text:outline-level="2">Recieve Applications for job listings</text:h>
      <text:p text:style-name="P7">Our advanced application system automatically sends the CV and jobseeker questions to the recruiter and alerts them via email when a application is received. <text:line-break/></text:p>
      <text:h text:style-name="P3" text:outline-level="2">Advertise your company's banner</text:h>
      <text:p text:style-name="P7">Recruiter can add there banner to display on the top of the job board. This can be a free or paid service. <text:line-break/></text:p>
      <text:h text:style-name="P3" text:outline-level="2">Transactions</text:h>
      <text:p text:style-name="P7">All purchases will be logged in your account under transactions. <text:line-break/><text:line-break/></text:p>
      <text:h text:style-name="P4" text:outline-level="2">Jobseeker Features</text:h>
      <text:p text:style-name="P8"/>
      <text:h text:style-name="P3" text:outline-level="2">Apply for unlimited jobs</text:h>
      <text:p text:style-name="P7">Jobseekers can apply for unlimited jobs once they have uploaded a CV to the job board. <text:line-break/></text:p>
      <text:h text:style-name="P3" text:outline-level="2">Save job listings to your account</text:h>
      <text:p text:style-name="P7">Jobseekers can save jobs for quick access from there account. <text:line-break/></text:p>
      <text:h text:style-name="P3" text:outline-level="2">Upload CV</text:h>
      <text:p text:style-name="P8"><text:span text:style-name="T2">Jobseekers can upload there own CV to the database. </text:span></text:p>
      <text:h text:style-name="P2" text:outline-level="2"><text:span text:style-name="T3"><text:line-break/>Advanced Job Alerts</text:span></text:h>
      <text:p text:style-name="P7">Jobseekers can create advanced job alerts. When a job is added that matches the jobseekers alerts they will be sent a email notifying them of the job listing. <text:line-break/></text:p>
      <text:h text:style-name="P3" text:outline-level="2">Application History</text:h>
      <text:p text:style-name="P7">All applications are stored for 180 days <text:line-break/></text:p>
      <text:h text:style-name="P3" text:outline-level="2">Browse Jobs</text:h>
      <text:p text:style-name="P8"><text:span text:style-name="T2">Jobseekers can browse all the listed jobs on the job board. <text:line-break/><text:line-break/></text:span></text:p>
      <text:p text:style-name="P8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, sans-serif"/>
    <style:font-face style:name="Times New Roman1" svg:font-family="'Times New Roman'"/>
    <style:font-face style:name="Verdana" svg:font-family="Verdana, Arial, Helvetica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abda </meta:initial-creator>
    <meta:creation-date>2010-01-19T17:19:54</meta:creation-date>
    <meta:document-statistic meta:table-count="0" meta:image-count="0" meta:object-count="0" meta:page-count="3" meta:paragraph-count="61" meta:word-count="752" meta:character-count="4292"/>
    <dc:date>2010-01-19T17:21:48</dc:date>
    <dc:creator>shabda </dc:creator>
    <meta:editing-duration>PT00H01M54S</meta:editing-duration>
    <meta:editing-cycles>1</meta:editing-cycles>
    <meta:generator>OpenOffice.org/3.1$Linux OpenOffice.org_project/310m19$Build-9420</meta:generator>
  </office:meta>
</office:document-meta>
</file>